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279cm" fo:text-align="center" style:justify-single-word="false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style:line-height-at-least="0.279cm" fo:text-align="end" style:justify-single-word="false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style:line-height-at-least="0.279cm" fo:text-align="end" style:justify-single-word="false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P4" style:family="paragraph" style:parent-style-name="Standard">
      <style:paragraph-properties fo:margin-left="0cm" fo:margin-right="0cm" style:line-height-at-least="0.279cm" fo:text-align="center" style:justify-single-word="false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P5" style:family="paragraph" style:parent-style-name="Standard">
      <style:paragraph-properties fo:margin-left="0cm" fo:margin-right="0cm" style:line-height-at-least="0.279cm" fo:text-align="center" style:justify-single-word="false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style:line-height-at-least="0.279cm" fo:text-align="end" style:justify-single-word="false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style:line-height-at-least="0.279cm" fo:text-align="center" style:justify-single-word="false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P8" style:family="paragraph" style:parent-style-name="Standard">
      <style:paragraph-properties fo:margin-left="0cm" fo:margin-right="0cm" style:line-height-at-least="0.279cm" fo:text-align="center" style:justify-single-word="false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style:line-height-at-least="0.279cm" fo:text-align="center" style:justify-single-word="false" fo:text-indent="0cm" style:auto-text-indent="false"/>
      <style:text-properties fo:font-variant="normal" fo:text-transform="none" fo:color="#000000" style:font-name="Times New Roman" fo:font-size="18pt" fo:letter-spacing="normal" fo:font-style="normal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left="0cm" fo:margin-right="0cm" style:line-height-at-least="0.279cm" fo:text-align="center" style:justify-single-word="false" fo:text-indent="0cm" style:auto-text-indent="false"/>
      <style:text-properties fo:font-variant="normal" fo:text-transform="none" style:use-window-font-color="true" style:font-name="Times New Roman" fo:font-size="16pt" fo:letter-spacing="normal" fo:font-style="normal" fo:font-weight="normal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cm" fo:margin-right="0cm" style:line-height-at-least="0.279cm" fo:text-align="center" style:justify-single-word="false" fo:text-indent="0cm" style:auto-text-indent="false"/>
      <style:text-properties fo:font-variant="normal" fo:text-transform="none" fo:color="#3e454c" style:font-name="Times New Roman" fo:font-size="16pt" fo:letter-spacing="normal" fo:font-style="normal" fo:font-weight="normal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/>
      <text:p text:style-name="P7">Instytutu Mechaniki Budowli</text:p>
      <text:p text:style-name="P7">Wydział Inżynierii Lądowej </text:p>
      <text:p text:style-name="P7">Politechniki Krakowskiej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INŻYNIERSKA PRACA DYPLOMOWA</text:p>
      <text:p text:style-name="P5"/>
      <text:p text:style-name="P9">ODPOWIEDŹ PRZEKROJU ZESPOLONEGO <text:line-break/>NA ZGINANIE UKOŚNE Z SIŁĄ OSIOWĄ</text:p>
      <text:p text:style-name="P9"/>
      <text:p text:style-name="P10">RESPONSE OF COMPOSITE SECTION <text:s/>TO OBLIQUE BENDING WITH AXIAL FORCE</text:p>
      <text:p text:style-name="P11"/>
      <text:p text:style-name="P8">Michał Ziobr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6"/>
      <text:p text:style-name="P6">Promotor: </text:p>
      <text:p text:style-name="P2">dr inż. Adam Zaborski</text:p>
      <text:p text:style-name="P2"/>
      <text:p text:style-name="P2"/>
      <text:p text:style-name="P1"/>
      <text:p text:style-name="P1">Kraków 2013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 Ziobro</meta:initial-creator>
    <meta:creation-date>2014-01-23T09:11:18</meta:creation-date>
    <meta:document-statistic meta:table-count="0" meta:image-count="0" meta:object-count="0" meta:page-count="1" meta:paragraph-count="10" meta:word-count="39" meta:character-count="292"/>
    <dc:date>2014-01-23T09:11:50</dc:date>
    <dc:creator>Michal Ziobro</dc:creator>
    <meta:editing-duration>PT32S</meta:editing-duration>
    <meta:editing-cycles>1</meta:editing-cycles>
    <meta:generator>OpenOffice/4.0.0$Unix OpenOffice.org_project/400m3$Build-9702</meta:generator>
  </office:meta>
</office:document-meta>
</file>